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ed2" officeooo:paragraph-rsid="0018fed2"/>
    </style:style>
    <style:style style:name="P2" style:family="paragraph" style:parent-style-name="Standard">
      <style:text-properties officeooo:rsid="00196ee4" officeooo:paragraph-rsid="00196ee4"/>
    </style:style>
    <style:style style:name="P3" style:family="paragraph" style:parent-style-name="Standard">
      <style:text-properties officeooo:rsid="001a9bdf" officeooo:paragraph-rsid="001a9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is a version control system </text:p>
      <text:p text:style-name="P1"/>
      <text:p text:style-name="P3">gitbash vs bash:</text:p>
      <text:p text:style-name="P3">linux and macos have bash but <text:s/>in windows there is no bash so window user install gitbash</text:p>
      <text:p text:style-name="P2"/>
      <text:p text:style-name="P2"/>
      <text:p text:style-name="P2">configuration : </text:p>
      <text:p text:style-name="P2">git config user.name <text:s text:c="2"/>(to check whether name already set)</text:p>
      <text:p text:style-name="P2">git config user.email <text:s/>( to check whether email already set)</text:p>
      <text:p text:style-name="P2"/>
      <text:p text:style-name="P2">git config <text:s/>–global user.name “akash”</text:p>
      <text:p text:style-name="P2">git config <text:s/>–global user.email “ akash@gmail.com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23:44.387865972</meta:creation-date>
    <meta:generator>LibreOffice/7.3.7.2$Linux_X86_64 LibreOffice_project/30$Build-2</meta:generator>
    <dc:date>2023-07-13T21:44:05.156764083</dc:date>
    <meta:editing-duration>PT23M33S</meta:editing-duration>
    <meta:editing-cycles>3</meta:editing-cycles>
    <meta:document-statistic meta:table-count="0" meta:image-count="0" meta:object-count="0" meta:page-count="1" meta:paragraph-count="8" meta:word-count="58" meta:character-count="357" meta:non-whitespace-character-count="299"/>
  </office:meta>
</office:document-meta>
</file>